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?/?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:.Q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:.Q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:.Q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:.Q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:.Q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:.Q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:.Q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11:.Q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:.Q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3:.Q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4:.Q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5:.Q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6:.Q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7:.Q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9:.Q1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0:.Q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1:.Q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2:.Q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3:.Q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4:.Q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5:.Q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6:.Q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7:.Q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28:.Q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29:.Q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0:.Q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1:.Q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2:.Q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4:.Q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5:.Q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6:.Q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7:.Q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8:.Q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39:.Q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0:.Q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1:.Q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2:.Q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3:.Q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44:.Q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45:.Q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46:.Q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47:.Q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48:.Q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0:.Q5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51:.Q5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2:.Q5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53:.Q5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4:.Q5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5:.Q5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6:.Q5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7:.Q5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8:.Q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59:.Q5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0:.Q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1:.Q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2:.Q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3:.Q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4:.Q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6:.Q66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7:.Q6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8:.Q6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69:.Q6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0:.Q7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1:.Q7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2:.Q7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3:.Q7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74:.Q7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2"/>
          <table:table-cell table:style-name="ce1" table:formula="of:=SUM([.D75:.Q7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2"/>
          <table:table-cell table:style-name="ce1" table:formula="of:=SUM([.D76:.Q7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77:.Q7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8:.Q7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9:.Q7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80:.Q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2:.Q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3:.Q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4:.Q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5:.Q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6:.Q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7:.Q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8:.Q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89:.Q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0:.Q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1:.Q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92:.Q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93:.Q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4:.Q9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5:.Q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96:.Q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8:.Q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99:.Q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0:.Q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1:.Q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2:.Q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3:.Q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4:.Q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5:.Q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6:.Q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07:.Q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08:.Q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09:.Q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10:.Q11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1:.Q1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12:.Q1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4:.Q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5:.Q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6:.Q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7:.Q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8:.Q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19:.Q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0:.Q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1:.Q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2:.Q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2"/>
          <table:table-cell table:style-name="ce1" table:formula="of:=SUM([.D123:.Q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4:.Q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2"/>
          <table:table-cell table:style-name="ce1" table:formula="of:=SUM([.D125:.Q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26:.Q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27:.Q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28:.Q1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29])" office:value-type="float" office:value="10" calcext:value-type="float">
            <text:p>10</text:p>
          </table:table-cell>
          <table:table-cell table:style-name="ce6" table:formula="of:=SUM([.E4:.E129])" office:value-type="float" office:value="10" calcext:value-type="float">
            <text:p>10</text:p>
          </table:table-cell>
          <table:table-cell table:style-name="ce9" table:formula="of:=SUM([.F4:.F129])" office:value-type="float" office:value="10" calcext:value-type="float">
            <text:p>10</text:p>
          </table:table-cell>
          <table:table-cell table:style-name="ce9" table:formula="of:=SUM([.G4:.G129])" office:value-type="float" office:value="10" calcext:value-type="float">
            <text:p>10</text:p>
          </table:table-cell>
          <table:table-cell table:style-name="ce9" table:formula="of:=SUM([.H4:.H129])" office:value-type="float" office:value="10" calcext:value-type="float">
            <text:p>10</text:p>
          </table:table-cell>
          <table:table-cell table:style-name="ce6" table:formula="of:=SUM([.I4:.I129])" office:value-type="float" office:value="10" calcext:value-type="float">
            <text:p>10</text:p>
          </table:table-cell>
          <table:table-cell table:style-name="ce6" table:formula="of:=SUM([.J4:.J129])" office:value-type="float" office:value="10" calcext:value-type="float">
            <text:p>10</text:p>
          </table:table-cell>
          <table:table-cell table:style-name="ce6" table:formula="of:=SUM([.K4:.K129])" office:value-type="float" office:value="10" calcext:value-type="float">
            <text:p>10</text:p>
          </table:table-cell>
          <table:table-cell table:style-name="ce9" table:formula="of:=SUM([.L4:.L129])" office:value-type="float" office:value="10" calcext:value-type="float">
            <text:p>10</text:p>
          </table:table-cell>
          <table:table-cell table:style-name="ce6" table:formula="of:=SUM([.M4:.M129])" office:value-type="float" office:value="10" calcext:value-type="float">
            <text:p>10</text:p>
          </table:table-cell>
          <table:table-cell table:style-name="ce9" table:formula="of:=SUM([.N4:.N129])" office:value-type="float" office:value="10" calcext:value-type="float">
            <text:p>10</text:p>
          </table:table-cell>
          <table:table-cell table:style-name="ce6" table:formula="of:=SUM([.O4:.O129])" office:value-type="float" office:value="10" calcext:value-type="float">
            <text:p>10</text:p>
          </table:table-cell>
          <table:table-cell table:style-name="ce6" table:formula="of:=SUM([.P4:.P129])" office:value-type="float" office:value="10" calcext:value-type="float">
            <text:p>10</text:p>
          </table:table-cell>
          <table:table-cell table:style-name="ce2"/>
          <table:table-cell table:style-name="ce1" table:formula="of:=SUM([.D130:.Q130])" office:value-type="float" office:value="130" calcext:value-type="float">
            <text:p>130</text:p>
          </table:table-cell>
        </table:table-row>
        <table:table-row table:style-name="ro1" table:number-rows-repeated="104844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4T14:58:43.005898384</dc:date>
    <meta:editing-duration>PT5H41M32S</meta:editing-duration>
    <meta:editing-cycles>30</meta:editing-cycles>
    <meta:generator>LibreOffice/7.3.7.2$Linux_X86_64 LibreOffice_project/30$Build-2</meta:generator>
    <meta:document-statistic meta:table-count="1" meta:cell-count="678" meta:object-count="0"/>
  </office:meta>
</office:document-meta>
</file>